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7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87cm" draw:z-index="0"><draw:image xlink:href="../../odt/images/0077.png" xlink:type="simple" xlink:show="embed" xlink:actuate="onLoad"/></draw:frame></text:p>
          </table:table-cell>
          <table:table-cell table:style-name="Table1.B1" office:value-type="string">
            <text:h text:style-name="P4" text:outline-level="1">Производна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27cm" draw:z-index="0"><draw:image xlink:href="../../odt/images/007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реализует численное определение производной:</text:span></text:p>
            <text:p text:style-name="P8"><draw:frame draw:style-name="fr3" draw:name="Объект1" text:anchor-type="as-char" svg:width="5.699cm" svg:height="1.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6"><text:span text:style-name="T3">на каждом временном шаге как отношение приращений динамической переменной и времени, </text:span><text:span text:style-name="T3">где</text:span><text:span text:style-name="T3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i-ый элемент входного сигнала в блок,</text:span><text:span text:style-name="T3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</text:span><text:span text:style-name="T3">i-</text:span><text:span text:style-name="T3">ый </text:span><text:span text:style-name="T3">элемент выходного сигнала из блока.</text:span></text:p>
            <text:p text:style-name="P5">Размерности сигналов входа и выхода совпадают.</text:p>
            <text:p text:style-name="P5"><text:span text:style-name="T1">Свойства</text:span>:</text:p>
            <text:list xml:id="list7954503436024893800" text:style-name="L1">
              <text:list-item>
                <text:p text:style-name="P9">Начальные условия – вектор начальных значений<draw:frame draw:style-name="fr3" draw:name="Объект10" text:anchor-type="as-char" svg:width="1.265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7"><text:span text:style-name="T1">Примечание:</text:span> по умолчанию блок реализует вычисление производной для <text:span text:style-name="T4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изводная</dc:title>
    <dc:date>2012-04-24T23:37:26.14</dc:date>
    <meta:generator>OpenOffice_Beta/4.1.0$Win32 OpenOffice.org_project/410m14$Build-9760</meta:generator>
    <meta:editing-duration>PT5H40M28S</meta:editing-duration>
    <meta:editing-cycles>121</meta:editing-cycles>
    <meta:document-statistic meta:table-count="1" meta:image-count="2" meta:object-count="4" meta:page-count="1" meta:paragraph-count="13" meta:word-count="67" meta:character-count="4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 mathvariant="italic">du</mi>
            <mi>i</mi>
          </msub>
          <mrow>
            <mo stretchy="false">(</mo>
            <mrow>
              <mi>t</mi>
            </mrow>
            <mo stretchy="false">)</mo>
          </mrow>
        </mrow>
        <mrow>
          <mi mathvariant="italic">dt</mi>
        </mrow>
      </mfrac>
      <mrow>
        <mi/>
        <mo stretchy="false">=</mo>
        <mi/>
      </mrow>
      <mfrac>
        <mrow>
          <mo stretchy="false">Δ</mo>
          <msub>
            <mi>u</mi>
            <mi>i</mi>
          </msub>
          <mrow>
            <mo stretchy="false">(</mo>
            <mrow>
              <mi>t</mi>
            </mrow>
            <mo stretchy="false">)</mo>
          </mrow>
        </mrow>
        <mrow>
          <mo stretchy="false">Δ</mo>
          <mi>t</mi>
        </mrow>
      </mfrac>
    </mrow>
    <annotation encoding="StarMath 5.0">y_i(t) ~=~ {du_i(t)} over {dt} ~=~ {%DELTA u_i(t)} over {%DELTA t}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